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244.69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369.75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Hive quee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orke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 by a worker morphing into the queen. (Can be done on none shroud)</text:p>
          </table:table-cell>
        </table:table-row>
        <table:table-row table:style-name="ro3">
          <table:table-cell office:value-type="string" calcext:value-type="string">
            <text:p>Burrow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Motherbrain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old min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ed to be built on a rock</text:p>
          </table:table-cell>
        </table:table-row>
        <table:table-row table:style-name="ro3">
          <table:table-cell office:value-type="string" calcext:value-type="string">
            <text:p>Zanzoka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 office:value-type="string" calcext:value-type="string">
            <text:p>Xirko Creeper, Floating eye, Ravager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3:15:39.374378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4S</meta:editing-duration>
    <meta:editing-cycles>73</meta:editing-cycles>
    <meta:generator>LibreOffice/5.0.3.2$Linux_X86_64 LibreOffice_project/00m0$Build-2</meta:generator>
    <dc:date>2016-03-10T23:15:50.475218876</dc:date>
    <dc:creator>Chobo </dc:cre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